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Inter" svg:font-family="Inter, BlinkMacSystemFont, 'Segoe UI', Roboto, Oxygen, Ubuntu, Cantarell, 'Fira Sans', 'Droid Sans', 'Helvetica Neue', sans-serif"/>
    <style:font-face style:name="Lohit Devanagari1" svg:font-family="'Lohit Devanagari'"/>
    <style:font-face style:name="var font-code" svg:font-family="'var font-cod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" style:family="paragraph" style:parent-style-name="Heading_20_2">
      <style:paragraph-properties fo:line-height="150%"/>
      <style:text-properties style:font-name="Ubuntu" fo:font-size="14pt" style:font-size-asian="14pt" style:font-size-complex="14pt"/>
    </style:style>
    <style:style style:name="P4" style:family="paragraph" style:parent-style-name="Heading_20_3">
      <style:paragraph-properties fo:line-height="150%"/>
      <style:text-properties style:font-name="Ubuntu" fo:font-size="14pt" style:font-size-asian="14pt" style:font-size-complex="14pt"/>
    </style:style>
    <style:style style:name="P5" style:family="paragraph" style:parent-style-name="Heading_20_3">
      <style:paragraph-properties fo:line-height="150%"/>
      <style:text-properties style:font-name="Ubuntu" fo:font-size="14pt" officeooo:rsid="00076039" officeooo:paragraph-rsid="00076039" style:font-size-asian="14pt" style:font-size-complex="14pt"/>
    </style:style>
    <style:style style:name="P6" style:family="paragraph" style:parent-style-name="Heading_20_4">
      <style:paragraph-properties fo:line-height="150%"/>
      <style:text-properties fo:font-variant="normal" fo:text-transform="none" fo:color="#1b1b1b" loext:opacity="100%" style:font-name="Inter" fo:font-size="14pt" fo:letter-spacing="normal" fo:font-style="normal" fo:font-weight="normal" officeooo:rsid="00076039" officeooo:paragraph-rsid="00076039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76039" officeooo:paragraph-rsid="00076039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91803" officeooo:paragraph-rsid="00091803" style:font-size-asian="14pt" style:font-size-complex="14pt"/>
    </style:style>
    <style:style style:name="P10" style:family="paragraph" style:parent-style-name="Standard">
      <style:paragraph-properties fo:line-height="150%"/>
      <style:text-properties fo:font-variant="normal" fo:text-transform="none" fo:color="#1b1b1b" loext:opacity="100%" style:font-name="Inter" fo:font-size="10.9499998092651pt" fo:letter-spacing="normal" fo:font-style="normal" fo:font-weight="normal" style:font-size-asian="14pt" style:font-size-complex="14pt"/>
    </style:style>
    <style:style style:name="P11" style:family="paragraph" style:parent-style-name="Standard">
      <style:paragraph-properties fo:line-height="150%"/>
      <style:text-properties fo:font-variant="normal" fo:text-transform="none" fo:color="#1b1b1b" loext:opacity="100%" style:font-name="Inter" fo:font-size="10.9499998092651pt" fo:letter-spacing="normal" fo:font-style="normal" fo:font-weight="normal" officeooo:rsid="00076039" officeooo:paragraph-rsid="00076039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3" style:family="paragraph" style:parent-style-name="Text_20_body">
      <style:paragraph-properties fo:line-height="150%"/>
      <style:text-properties fo:font-variant="normal" fo:text-transform="none" fo:color="#1b1b1b" loext:opacity="100%" style:font-name="Inter" fo:font-size="10.9499998092651pt" fo:letter-spacing="normal" fo:font-style="normal" fo:font-weight="normal" officeooo:rsid="00076039" officeooo:paragraph-rsid="00076039" style:font-size-asian="14pt" style:font-size-complex="14pt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b1b1b" loext:opacity="100%" style:font-name="Inter" fo:font-size="10.9499998092651pt" fo:letter-spacing="normal" fo:font-style="normal" fo:font-weight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b1b1b" loext:opacity="100%" style:font-name="Inter" fo:font-size="10.9499998092651pt" fo:letter-spacing="normal" fo:font-style="normal" fo:font-weight="normal" officeooo:paragraph-rsid="000b27c8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1b1b1b" loext:opacity="100%" style:font-name="Ubuntu" fo:font-size="14pt" fo:letter-spacing="normal" fo:font-style="normal" fo:font-weight="normal" officeooo:paragraph-rsid="000bf3bf" style:font-size-asian="14pt" style:font-size-complex="14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Ubuntu" fo:font-size="14pt" officeooo:paragraph-rsid="000b27c8" style:font-size-asian="14pt" style:font-size-complex="14pt"/>
    </style:style>
    <style:style style:name="P19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1b1b1b" loext:opacity="100%" style:font-name="Inter" fo:font-size="10.9499998092651pt" fo:letter-spacing="normal" fo:font-style="normal" fo:font-weight="normal"/>
    </style:style>
    <style:style style:name="P20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1b1b1b" loext:opacity="100%" style:font-name="Ubuntu" fo:font-size="14pt" fo:letter-spacing="normal" fo:font-style="normal" fo:font-weight="normal" officeooo:rsid="000dec8c" officeooo:paragraph-rsid="000f0b22" style:font-size-asian="14pt" style:font-size-complex="14pt"/>
    </style:style>
    <style:style style:name="P21" style:family="paragraph" style:parent-style-name="Text_20_body">
      <style:paragraph-properties fo:margin-top="0cm" fo:margin-bottom="0cm" style:contextual-spacing="false" fo:orphans="2" fo:widows="2"/>
    </style:style>
    <style:style style:name="P22" style:family="paragraph" style:parent-style-name="Text_20_body">
      <style:paragraph-properties fo:margin-top="0cm" fo:margin-bottom="0cm" style:contextual-spacing="false" fo:line-height="150%" fo:orphans="2" fo:widows="2"/>
      <style:text-properties style:font-name="Ubuntu" fo:font-size="14pt" officeooo:paragraph-rsid="000f0b22" style:font-size-asian="14pt" style:font-size-complex="14pt"/>
    </style:style>
    <style:style style:name="P23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24" style:family="paragraph" style:parent-style-name="Text_20_body" style:list-style-name="L2">
      <style:paragraph-properties fo:margin-top="0cm" fo:margin-bottom="0cm" style:contextual-spacing="false" fo:orphans="2" fo:widows="2" fo:padding="0cm" fo:border="none"/>
    </style:style>
    <style:style style:name="P25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fo:font-variant="normal" fo:text-transform="none" fo:color="#1b1b1b" loext:opacity="100%" style:font-name="Inter" fo:font-size="10.9499998092651pt" fo:letter-spacing="normal" fo:font-style="normal" fo:font-weight="normal"/>
    </style:style>
    <style:style style:name="T1" style:family="text">
      <style:text-properties fo:font-variant="normal" fo:text-transform="none" fo:color="#1b1b1b" loext:opacity="100%" style:text-line-through-style="none" style:text-line-through-type="none" style:font-name="Inter" fo:font-style="normal" style:text-underline-style="none" fo:font-weight="normal" style:text-blinking="false"/>
    </style:style>
    <style:style style:name="T2" style:family="text">
      <style:text-properties fo:font-variant="normal" fo:text-transform="none" fo:color="#1b1b1b" loext:opacity="100%" style:font-name="Inter" fo:font-size="10.9499998092651pt" fo:letter-spacing="normal" fo:font-style="normal" fo:font-weight="normal"/>
    </style:style>
    <style:style style:name="T3" style:family="text">
      <style:text-properties fo:font-variant="normal" fo:text-transform="none" fo:color="#1b1b1b" loext:opacity="100%" style:font-name="Inter" fo:font-size="10.9499998092651pt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color="#1b1b1b" loext:opacity="100%" style:font-name="Inter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1b1b1b" loext:opacity="100%" style:font-name="var font-code" fo:font-size="10.9499998092651pt" fo:letter-spacing="normal" fo:font-style="normal" style:text-underline-style="solid" style:text-underline-width="auto" style:text-underline-color="font-color" fo:font-weight="normal" loext:padding="0cm" loext:border="none"/>
    </style:style>
    <style:style style:name="T6" style:family="text">
      <style:text-properties fo:font-variant="normal" fo:text-transform="none" fo:color="#1b1b1b" loext:opacity="100%" style:font-name="var font-code" fo:font-size="10.9499998092651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1b1b1b" loext:opacity="100%" style:font-name="var font-code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1b1b1b" loext:opacity="100%" fo:letter-spacing="normal"/>
    </style:style>
    <style:style style:name="T9" style:family="text">
      <style:text-properties fo:font-variant="normal" fo:text-transform="none" fo:color="#1b1b1b" loext:opacity="100%" fo:letter-spacing="normal" fo:font-style="normal" fo:font-weight="normal"/>
    </style:style>
    <style:style style:name="T10" style:family="text">
      <style:text-properties fo:font-variant="normal" fo:text-transform="none" fo:color="#1b1b1b" loext:opacity="100%" fo:font-size="10.9499998092651pt" fo:letter-spacing="normal" fo:font-style="normal" fo:font-weight="normal"/>
    </style:style>
    <style:style style:name="T11" style:family="text">
      <style:text-properties fo:font-variant="normal" fo:text-transform="none" style:font-name="Inter" fo:font-size="10.9499998092651pt" fo:letter-spacing="normal" fo:font-style="normal" style:text-underline-style="solid" style:text-underline-width="auto" style:text-underline-color="font-color" fo:font-weight="normal"/>
    </style:style>
    <style:style style:name="T12" style:family="text">
      <style:text-properties fo:font-variant="normal" fo:text-transform="none" style:font-name="var font-code" fo:font-size="10.9499998092651pt" fo:letter-spacing="normal" fo:font-style="normal" style:text-underline-style="solid" style:text-underline-width="auto" style:text-underline-color="font-color" fo:font-weight="normal" loext:padding="0cm" loext:border="none"/>
    </style:style>
    <style:style style:name="T13" style:family="text">
      <style:text-properties officeooo:rsid="000b8d2b"/>
    </style:style>
    <style:style style:name="T14" style:family="text">
      <style:text-properties officeooo:rsid="000bf3bf"/>
    </style:style>
    <text:list-style style:name="L1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cessibilidade 02</text:h>
      <text:p text:style-name="P16">CSS e JavaScript não têm a mesma importância imediata para a acessibilidade que o HTML, <text:span text:style-name="T13">mas quando usados corretamente, também têm o potencial de permitir experiências acessíveis na Web ou podem prejudicar significativamente a acessibilidade se forem mal utilizados. Em outras palavras é importante </text:span><text:span text:style-name="T14">considerar </text:span><text:span text:style-name="T13">práticas recomendadas </text:span><text:span text:style-name="T14">e boas praticas </text:span><text:span text:style-name="T13">para garantir que o uso de CSS e JavaScript não estrague a acessibilidade de seus documentos.</text:span></text:p>
      <text:p text:style-name="P1">_____________________________________________________________________</text:p>
      <text:p text:style-name="P20">O JavaScript moderno é uma linguagem poderosa e podemos fazer muito com ela hoje em dia, desde atualizações simples de conteúdo e interface do usuário até jogos 2D e 3D completos. Não existe uma regra que diga que todo o conteúdo deve ser 100% acessível a todas as pessoas - você só precisa fazer o que puder e tornar seus aplicativos o mais acessíveis possível.</text:p>
      <text:p text:style-name="P22"><text:span text:style-name="T9">Conteúdo e funcionalidade simples são indiscutivelmente fáceis de tornar acessíveis, por exemplo: texto, imagens, tabelas, formulários e botões que ativam funções.</text:span></text:p>
      <text:p text:style-name="P10"/>
      <text:p text:style-name="P1"/>
      <text:h text:style-name="P3" text:outline-level="2"><text:bookmark text:name="css_and_javascript_are_accessible"/><text:a xlink:type="simple" xlink:href="https://developer.mozilla.org/en-US/docs/Learn/Accessibility/CSS_and_JavaScript#css_and_javascript_are_accessible" text:style-name="Internet_20_link" text:visited-style-name="Visited_20_Internet_20_Link"><text:span text:style-name="T1">CSS e JavaScript são acessíveis?</text:span></text:a></text:h>
      <text:p text:style-name="P18"/>
      <text:p text:style-name="P1"/>
      <text:h text:style-name="P3" text:outline-level="2"><text:bookmark text:name="javascript"/><text:a xlink:type="simple" xlink:href="https://developer.mozilla.org/en-US/docs/Learn/Accessibility/CSS_and_JavaScript#javascript" text:style-name="Internet_20_link" text:visited-style-name="Visited_20_Internet_20_Link"><text:span text:style-name="T1">JavaScript</text:span></text:a></text:h>
      <text:p text:style-name="P14"/>
      <text:p text:style-name="P19"/>
      <text:p text:style-name="P21"><text:span text:style-name="T2"> Conforme vimos em nosso artigo </text:span><text:a xlink:type="simple" xlink:href="https://developer.mozilla.org/en-US/docs/Learn/Accessibility/HTML" text:style-name="Internet_20_link" text:visited-style-name="Visited_20_Internet_20_Link"><text:span text:style-name="T3">HTML: Uma boa base para acessibilidade</text:span></text:a><text:span text:style-name="T2"> , as principais considerações são:</text:span></text:p>
      <text:list xml:id="list2733989987" text:style-name="L1">
        <text:list-item>
          <text:p text:style-name="P23"><text:span text:style-name="T2">Boa semântica: usar o elemento certo para o trabalho certo. Por exemplo, certifique-se de usar títulos e parágrafos </text:span><text:a xlink:type="simple" xlink:href="https://developer.mozilla.org/en-US/docs/Web/HTML/Element/button" text:style-name="Internet_20_link" text:visited-style-name="Visited_20_Internet_20_Link"><text:span text:style-name="Source_20_Text"><text:span text:style-name="T5">&lt;button&gt;</text:span></text:span></text:a><text:span text:style-name="T2">e </text:span><text:a xlink:type="simple" xlink:href="https://developer.mozilla.org/en-US/docs/Web/HTML/Element/a" text:style-name="Internet_20_link" text:visited-style-name="Visited_20_Internet_20_Link"><text:span text:style-name="Source_20_Text"><text:span text:style-name="T5">&lt;a&gt;</text:span></text:span></text:a><text:span text:style-name="T2">elementos</text:span></text:p>
        </text:list-item>
        <text:list-item>
          <text:p text:style-name="P23"><text:soft-page-break/><text:span text:style-name="T2">Garantir que o conteúdo esteja disponível como texto, seja diretamente como conteúdo de texto, bons rótulos de texto para elementos de formulário ou </text:span><text:a xlink:type="simple" xlink:href="https://developer.mozilla.org/en-US/docs/Learn/Accessibility/HTML#text_alternatives" text:style-name="Internet_20_link" text:visited-style-name="Visited_20_Internet_20_Link"><text:span text:style-name="T3">alternativas de texto</text:span></text:a><text:span text:style-name="T2"> , por exemplo, texto alternativo para imagens.</text:span></text:p>
        </text:list-item>
      </text:list>
      <text:p text:style-name="P21"><text:span text:style-name="T2">Também vimos um exemplo de como usar o JavaScript para criar funcionalidade onde ela está faltando — consulte </text:span><text:a xlink:type="simple" xlink:href="https://developer.mozilla.org/en-US/docs/Learn/Accessibility/HTML#building_keyboard_accessibility_back_in" text:style-name="Internet_20_link" text:visited-style-name="Visited_20_Internet_20_Link"><text:span text:style-name="T3">Construindo a acessibilidade do teclado novamente no</text:span></text:a><text:span text:style-name="T2"> . Isso não é o ideal — na verdade, você deve usar apenas o elemento certo para o trabalho certo — mas mostra que é possível em situações em que, por algum motivo, você não pode controlar a marcação usada. Outra maneira de melhorar a acessibilidade para widgets não semânticos baseados em JavaScript é usar WAI-ARIA para fornecer semântica extra para usuários de leitores de tela. O próximo artigo também abordará isso em detalhes.</text:span></text:p>
      <text:p text:style-name="P21"><text:span text:style-name="T2">Funcionalidades complexas como jogos 3D não são tão fáceis de tornar acessíveis - um jogo 3D complexo criado usando </text:span><text:a xlink:type="simple" xlink:href="https://developer.mozilla.org/en-US/docs/Web/API/WebGL_API" text:style-name="Internet_20_link" text:visited-style-name="Visited_20_Internet_20_Link"><text:span text:style-name="T3">WebGL</text:span></text:a><text:span text:style-name="T2"> será renderizado em um </text:span><text:a xlink:type="simple" xlink:href="https://developer.mozilla.org/en-US/docs/Web/HTML/Element/canvas" text:style-name="Internet_20_link" text:visited-style-name="Visited_20_Internet_20_Link"><text:span text:style-name="Source_20_Text"><text:span text:style-name="T5">&lt;canvas&gt;</text:span></text:span></text:a><text:span text:style-name="T2">elemento, que não tem facilidade no momento para fornecer alternativas de texto ou outras informações para usuários com deficiência visual grave fazer uso . É discutível que tal jogo realmente não tenha esse grupo de pessoas como parte de seu público-alvo principal, e não seria razoável esperar que você o tornasse 100% acessível para pessoas cegas. No entanto, você pode implementar </text:span><text:a xlink:type="simple" xlink:href="https://developer.mozilla.org/en-US/docs/Games/Techniques/Control_mechanisms/Desktop_with_mouse_and_keyboard" text:style-name="Internet_20_link" text:visited-style-name="Visited_20_Internet_20_Link"><text:span text:style-name="T3">controles de teclado</text:span></text:a><text:span text:style-name="T2"> para que possam ser usados ​​por usuários que não usam mouse e tornar o esquema de cores contrastante o suficiente para ser usado por pessoas com deficiências de cor.</text:span></text:p>
      <text:p text:style-name="P1"/>
      <text:p text:style-name="P1"/>
      <text:h text:style-name="P4" text:outline-level="3"><text:bookmark text:name="the_problem_with_too_much_javascript"/><text:a xlink:type="simple" xlink:href="https://developer.mozilla.org/en-US/docs/Learn/Accessibility/CSS_and_JavaScript#the_problem_with_too_much_javascript" text:style-name="Internet_20_link" text:visited-style-name="Visited_20_Internet_20_Link"><text:span text:style-name="T4">O problema com muito JavaScript</text:span></text:a></text:h>
      <text:p text:style-name="P14">O problema geralmente surge quando as pessoas confiam demais no JavaScript. Às vezes, você verá um site onde tudo foi feito com JavaScript — o HTML foi gerado por JavaScript, o CSS foi gerado por JavaScript etc. aconselhado.</text:p>
      <text:p text:style-name="P19">Além de usar o elemento certo para o trabalho certo, você também deve se certificar de que está usando a tecnologia certa para o trabalho certo! Pense cuidadosamente se você precisa daquela caixa de informações 3D brilhante com JavaScript ou se o texto simples serviria. Pense cuidadosamente se você precisa de um widget de formulário complexo não padrão ou se uma entrada de texto serviria. E não gere todo o seu conteúdo HTML usando JavaScript, se possível.</text:p>
      <text:p text:style-name="P1"/>
      <text:p text:style-name="P1"/>
      <text:h text:style-name="P4" text:outline-level="3"><text:bookmark text:name="keeping_it_unobtrusive"/><text:a xlink:type="simple" xlink:href="https://developer.mozilla.org/en-US/docs/Learn/Accessibility/CSS_and_JavaScript#keeping_it_unobtrusive" text:style-name="Internet_20_link" text:visited-style-name="Visited_20_Internet_20_Link"><text:span text:style-name="T1">Mantendo-o discreto</text:span></text:a></text:h>
      <text:p text:style-name="P17"><text:span text:style-name="T2">Você deve ter em mente </text:span><text:span text:style-name="Strong_20_Emphasis"><text:span text:style-name="T2">o JavaScript discreto</text:span></text:span><text:span text:style-name="T2"> ao criar seu conteúdo. A ideia do JavaScript discreto é que ele deve ser usado sempre que possível para aprimorar a funcionalidade, não incorporá-lo inteiramente — as funções básicas devem funcionar idealmente sem JavaScript, embora se saiba que nem sempre é uma opção. Mas, novamente, grande parte disso está usando a funcionalidade integrada do navegador sempre que possível.</text:span></text:p>
      <text:p text:style-name="P19">Bons exemplos de uso de JavaScript discreto incluem:</text:p>
      <text:list xml:id="list634467777" text:style-name="L2">
        <text:list-item>
          <text:p text:style-name="P25">Fornece validação de formulário do lado do cliente, que alerta os usuários sobre problemas com suas entradas de formulário rapidamente, sem ter que esperar <text:soft-page-break/>que o servidor verifique os dados. Se não estiver disponível, o formulário ainda funcionará, mas a validação poderá ser mais lenta.</text:p>
        </text:list-item>
        <text:list-item>
          <text:p text:style-name="P24"><text:span text:style-name="T2">Fornecer controles personalizados para HTML </text:span><text:span text:style-name="Source_20_Text"><text:span text:style-name="T6">&lt;video&gt;</text:span></text:span><text:span text:style-name="T2">s que são acessíveis apenas para usuários de teclado, juntamente com um link direto para o vídeo que pode ser usado para acessá-lo se o JavaScript não estiver disponível (os </text:span><text:span text:style-name="Source_20_Text"><text:span text:style-name="T6">&lt;video&gt;</text:span></text:span><text:span text:style-name="T2">controles padrão do navegador não são acessíveis por teclado na maioria dos navegadores).</text:span></text:p>
        </text:list-item>
      </text:list>
      <text:p text:style-name="P13">Aqui você verá um formulário simples; quando você tenta enviar o formulário com um ou ambos os campos vazios, o envio falha e uma caixa de mensagem de erro aparece para informar o que está errado.</text:p>
      <text:p text:style-name="P14">Esse tipo de validação de formulário é discreto — você ainda pode usar o formulário absolutamente bem sem o JavaScript estar disponível, e qualquer implementação de formulário sensata também terá a validação do lado do servidor ativa, porque é muito fácil para usuários mal-intencionados contornar o lado do cliente validação (por exemplo, desativando o JavaScript no navegador). A validação do lado do cliente ainda é muito útil para relatar erros - os usuários podem saber sobre os erros que cometem instantaneamente, em vez de ter que esperar por uma ida e volta ao servidor e um recarregamento da página. Esta é uma vantagem de usabilidade definitiva.</text:p>
      <text:p text:style-name="P8"/>
      <text:p text:style-name="P11">Só fazemos a validação quando o formulário é enviado — isso é feito para não atualizarmos a IU com muita frequência e potencialmente confundir os usuários do leitor de tela (e possivelmente outros):</text:p>
      <text:p text:style-name="P8"/>
      <text:p text:style-name="P8"><text:span text:style-name="T2">Quando a validação for realizada, se os testes forem aprovados, o formulário será enviado. Se houver erros ( </text:span><text:span text:style-name="Source_20_Text"><text:span text:style-name="T7">if (errorList.innerHTML !== '')</text:span></text:span><text:span text:style-name="T2">), interrompemos o envio do formulário (usando </text:span><text:a xlink:type="simple" xlink:href="https://developer.mozilla.org/en-US/docs/Web/API/Event/preventDefault" text:style-name="Internet_20_link" text:visited-style-name="Visited_20_Internet_20_Link"><text:span text:style-name="Source_20_Text"><text:span text:style-name="T12">preventDefault()</text:span></text:span></text:a><text:span text:style-name="T2">) e exibimos as mensagens de erro que foram criadas (veja abaixo). Esse mecanismo significa que os erros só serão mostrados se houver erros, o que é melhor para a usabilidade.</text:span></text:p>
      <text:p text:style-name="P8"/>
      <text:p text:style-name="P11">Cada link serve a um propósito duplo - informa qual é o erro, além disso, você pode clicar nele / ativá-lo para ir direto para o elemento de entrada em questão e corrigir sua entrada.</text:p>
      <text:p text:style-name="P8"/>
      <text:p text:style-name="P11">Como observação final, usamos alguns atributos WAI-ARIA em nossa demonstração para ajudar a resolver problemas de acessibilidade causados ​​por áreas de conteúdo constantemente atualizadas sem recarregar a página (os leitores de tela não captam isso ou alertam os usuários sobre isso por padrão):</text:p>
      <text:p text:style-name="P8"/>
      <text:h text:style-name="P5" text:outline-level="3"><text:bookmark text:name="other_javascript_accessibility_concerns"/><text:soft-page-break/><text:a xlink:type="simple" xlink:href="https://developer.mozilla.org/en-US/docs/Learn/Accessibility/CSS_and_JavaScript#other_javascript_accessibility_concerns" text:style-name="Internet_20_link" text:visited-style-name="Visited_20_Internet_20_Link"><text:span text:style-name="T1">Outras questões de acessibilidade do JavaScript</text:span></text:a></text:h>
      <text:h text:style-name="P6" text:outline-level="4"><text:bookmark text:name="mouse-specific_events"/>eventos específicos do mouse</text:h>
      <text:p text:style-name="P17"><text:span text:style-name="T2">Como você deve saber, a maioria das interações do usuário são implementadas em JavaScript do lado do cliente usando manipuladores de eventos, que nos permitem executar funções em resposta a determinados eventos. Alguns eventos podem ter problemas de acessibilidade. O principal exemplo que você encontrará são os eventos específicos do mouse, como </text:span><text:a xlink:type="simple" xlink:href="https://developer.mozilla.org/en-US/docs/Web/API/Element/mouseover_event" text:style-name="Internet_20_link" text:visited-style-name="Visited_20_Internet_20_Link"><text:span text:style-name="T3">mouseover</text:span></text:a><text:span text:style-name="T2"> , </text:span><text:a xlink:type="simple" xlink:href="https://developer.mozilla.org/en-US/docs/Web/API/Element/mouseout_event" text:style-name="Internet_20_link" text:visited-style-name="Visited_20_Internet_20_Link"><text:span text:style-name="T3">mouseout</text:span></text:a><text:span text:style-name="T2"> , </text:span><text:a xlink:type="simple" xlink:href="https://developer.mozilla.org/en-US/docs/Web/API/Element/dblclick_event" text:style-name="Internet_20_link" text:visited-style-name="Visited_20_Internet_20_Link"><text:span text:style-name="T3">dblclick</text:span></text:a><text:span text:style-name="T2"> , etc. A funcionalidade executada em resposta a esses eventos não estará acessível usando outros mecanismos, como controles de teclado.</text:span></text:p>
      <text:p text:style-name="P17"><text:span text:style-name="T2">Para atenuar esses problemas, você deve duplicar esses eventos com eventos semelhantes que podem ser ativados por outros meios (os chamados manipuladores de eventos independentes de dispositivo) — </text:span><text:a xlink:type="simple" xlink:href="https://developer.mozilla.org/en-US/docs/Web/API/Element/focus_event" text:style-name="Internet_20_link" text:visited-style-name="Visited_20_Internet_20_Link"><text:span text:style-name="T3">foco</text:span></text:a><text:span text:style-name="T2"> e </text:span><text:a xlink:type="simple" xlink:href="https://developer.mozilla.org/en-US/docs/Web/API/Element/blur_event" text:style-name="Internet_20_link" text:visited-style-name="Visited_20_Internet_20_Link"><text:span text:style-name="T3">desfoque</text:span></text:a><text:span text:style-name="T2"> forneceriam acessibilidade para usuários de teclado.</text:span></text:p>
      <text:p text:style-name="P8"/>
      <text:p text:style-name="P9">(</text:p>
      <text:p text:style-name="P8"><text:span text:style-name="T2">para permitir isso, incluímos as duas últimas linhas, que executam as funções quando a imagem está focada e desfocada (quando o foco para). Isso pode ser feito tabulando a imagem, porque incluímos </text:span><text:span text:style-name="Source_20_Text"><text:span text:style-name="T7">tabindex="0"</text:span></text:span><text:span text:style-name="T2">nela.</text:span></text:p>
      <text:p text:style-name="P9">)</text:p>
      <text:p text:style-name="P8"/>
      <text:p text:style-name="P8"><text:span text:style-name="T2">O evento </text:span><text:a xlink:type="simple" xlink:href="https://developer.mozilla.org/en-US/docs/Web/API/Element/click_event" text:style-name="Internet_20_link" text:visited-style-name="Visited_20_Internet_20_Link"><text:span text:style-name="T11">click</text:span></text:a><text:span text:style-name="T8"> </text:span><text:span text:style-name="T2">é interessante — parece dependente do mouse, mas a maioria dos navegadores ativará manipuladores de eventos </text:span><text:a xlink:type="simple" xlink:href="https://developer.mozilla.org/en-US/docs/Web/API/Element/click_event" text:style-name="Internet_20_link" text:visited-style-name="Visited_20_Internet_20_Link"><text:span text:style-name="T11">onclick depois que Enter/Return for pressionado em um link ou elemento de formulário que tenha foco, ou quando tal elemento for tocado em um dispositivo touchscreen. </text:span></text:a><text:span text:style-name="T2">No entanto, isso não funciona por padrão quando você permite que um evento com foco não padrão tenha foco usando tabindex — nesses casos, você precisa detectar especificamente quando essa tecla exata é pressionada (consulte Construindo a acessibilidade do teclado em </text:span><text:a xlink:type="simple" xlink:href="https://developer.mozilla.org/en-US/docs/Learn/Accessibility/HTML#building_keyboard_accessibility_back_in" text:style-name="Internet_20_link" text:visited-style-name="Visited_20_Internet_20_Link"><text:span text:style-name="T11">)</text:span></text:a><text:span text:style-name="T8"> </text:span><text:span text:style-name="T2">.</text:span></text:p>
      <text:p text:style-name="P8"/>
      <text:p text:style-name="P8"/>
      <text:p text:style-name="P8"/>
      <text:p text:style-name="P8"/>
      <text:p text:style-name="P8"/>
      <text:p text:style-name="P8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Inter" svg:font-family="Inter, BlinkMacSystemFont, 'Segoe UI', Roboto, Oxygen, Ubuntu, Cantarell, 'Fira Sans', 'Droid Sans', 'Helvetica Neue', sans-serif"/>
    <style:font-face style:name="Lohit Devanagari1" svg:font-family="'Lohit Devanagari'"/>
    <style:font-face style:name="var font-code" svg:font-family="'var font-cod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09:05:35.505017850</meta:creation-date>
    <dc:date>2023-03-16T16:55:28.759455202</dc:date>
    <meta:editing-duration>PT1H58M20S</meta:editing-duration>
    <meta:editing-cycles>7</meta:editing-cycles>
    <meta:generator>LibreOffice/7.0.4.2$Linux_X86_64 LibreOffice_project/00$Build-2</meta:generator>
    <meta:document-statistic meta:table-count="0" meta:image-count="0" meta:object-count="0" meta:page-count="5" meta:paragraph-count="34" meta:word-count="1288" meta:character-count="8227" meta:non-whitespace-character-count="6962"/>
  </office:meta>
</office:document-meta>
</file>